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3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3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0" style:family="paragraph" style:parent-style-name="Text_20_body">
      <style:paragraph-properties fo:text-align="justify" style:justify-single-word="false"/>
    </style:style>
    <style:style style:name="P51" style:family="paragraph" style:parent-style-name="Text_20_body">
      <loext:graphic-properties draw:fill="solid" draw:fill-color="#eeeeee" draw:opacity="100%"/>
      <style:paragraph-properties fo:background-color="#eeeeee"/>
    </style:style>
    <style:style style:name="P52" style:family="paragraph" style:parent-style-name="Text_20_body">
      <loext:graphic-properties draw:fill="solid" draw:fill-color="#eeeeee" draw:opacity="100%"/>
      <style:paragraph-properties fo:background-color="#eeeeee"/>
      <style:text-properties fo:language="ru" fo:country="RU"/>
    </style:style>
    <style:style style:name="P5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4" style:family="paragraph" style:parent-style-name="Text_20_body">
      <loext:graphic-properties draw:fill="solid" draw:fill-color="#eeeeee" draw:opacity="100%"/>
      <style:paragraph-properties fo:background-color="#eeeeee"/>
      <style:text-properties fo:color="#ff6600" fo:language="ru" fo:country="RU"/>
    </style:style>
    <style:style style:name="P55" style:family="paragraph" style:parent-style-name="First_20_line_20_indent">
      <loext:graphic-properties draw:fill="solid" draw:fill-color="#eeeeee" draw:opacity="100%"/>
      <style:paragraph-properties fo:background-color="#eeeeee"/>
      <style:text-properties fo:language="ru" fo:country="RU"/>
    </style:style>
    <style:style style:name="P5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align="justify" style:justify-single-word="false" fo:text-indent="0in" style:auto-text-indent="false"/>
      <style:text-properties fo:color="#800000"/>
    </style:style>
    <style:style style:name="P59" style:family="paragraph" style:parent-style-name="Text_20_body">
      <style:paragraph-properties fo:margin-left="0in" fo:margin-right="0in" fo:text-align="center" style:justify-single-word="false" fo:text-indent="0in" style:auto-text-indent="false"/>
    </style:style>
    <style:style style:name="P6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7" style:family="paragraph" style:parent-style-name="Text_20_body" style:list-style-name="L1">
      <style:paragraph-properties fo:text-align="justify" style:justify-single-word="false"/>
    </style:style>
    <style:style style:name="P78" style:family="paragraph" style:parent-style-name="Text_20_body" style:list-style-name="L1">
      <style:paragraph-properties fo:text-align="justify" style:justify-single-word="false"/>
      <style:text-properties fo:language="ru" fo:country="RU"/>
    </style:style>
    <style:style style:name="P79" style:family="paragraph" style:parent-style-name="Text_20_body" style:list-style-name="L2">
      <style:paragraph-properties fo:text-align="justify" style:justify-single-word="false"/>
      <style:text-properties fo:language="ru" fo:country="RU"/>
    </style:style>
    <style:style style:name="P80" style:family="paragraph" style:parent-style-name="Text_20_body" style:list-style-name="L3">
      <style:text-properties fo:language="ru" fo:country="RU"/>
    </style:style>
    <style:style style:name="P81"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officeooo:paragraph-rsid="001ec227"/>
    </style:style>
    <style:style style:name="P83" style:family="paragraph" style:parent-style-name="Text_20_body">
      <style:paragraph-properties fo:margin-left="0in" fo:margin-right="0in" fo:text-align="justify" style:justify-single-word="false" fo:text-indent="0.1965in" style:auto-text-indent="false"/>
      <style:text-properties officeooo:paragraph-rsid="001fd639"/>
    </style:style>
    <style:style style:name="P84" style:family="paragraph" style:parent-style-name="Text_20_body">
      <style:paragraph-properties fo:margin-left="0in" fo:margin-right="0in" fo:text-align="justify" style:justify-single-word="false" fo:text-indent="0.1965in" style:auto-text-indent="false"/>
      <style:text-properties fo:language="ru" fo:country="RU" officeooo:paragraph-rsid="001cc314"/>
    </style:style>
    <style:style style:name="P85" style:family="paragraph" style:parent-style-name="Text_20_body">
      <style:paragraph-properties fo:margin-left="0in" fo:margin-right="0in" fo:text-align="justify" style:justify-single-word="false" fo:text-indent="0.1965in" style:auto-text-indent="false"/>
      <style:text-properties officeooo:rsid="0023476f" officeooo:paragraph-rsid="0023476f"/>
    </style:style>
    <style:style style:name="P8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0" style:family="paragraph" style:parent-style-name="Heading_20_2">
      <loext:graphic-properties draw:fill="solid" draw:fill-color="#eeeeee" draw:opacity="100%"/>
      <style:paragraph-properties fo:background-color="#eeeeee"/>
    </style:style>
    <style:style style:name="P91" style:family="paragraph" style:parent-style-name="Heading_20_2">
      <loext:graphic-properties draw:fill="solid" draw:fill-color="#eeeeee" draw:opacity="100%"/>
      <style:paragraph-properties fo:background-color="#eeeeee"/>
      <style:text-properties fo:language="ru" fo:country="RU"/>
    </style:style>
    <style:style style:name="P92" style:family="paragraph" style:parent-style-name="Heading_20_1">
      <loext:graphic-properties draw:fill="solid" draw:fill-color="#eeeeee" draw:opacity="100%"/>
      <style:paragraph-properties fo:background-color="#eeeeee"/>
    </style:style>
    <style:style style:name="P93" style:family="paragraph" style:parent-style-name="Heading_20_1">
      <style:paragraph-properties fo:margin-left="0in" fo:margin-right="0in" fo:text-align="center" style:justify-single-word="false" fo:text-indent="0.1965in" style:auto-text-indent="false"/>
    </style:style>
    <style:style style:name="P9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95" style:family="paragraph" style:parent-style-name="Footnote">
      <style:text-properties fo:language="ru" fo:country="RU" officeooo:rsid="0014e1ae" officeooo:paragraph-rsid="0014e1ae"/>
    </style:style>
    <style:style style:name="P96" style:family="paragraph" style:parent-style-name="Footnote">
      <style:text-properties fo:language="ru" fo:country="RU" officeooo:rsid="0014e1ae" officeooo:paragraph-rsid="00180a54"/>
    </style:style>
    <style:style style:name="P97" style:family="paragraph" style:parent-style-name="Footnote">
      <style:text-properties officeooo:paragraph-rsid="0014e1a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13cc42"/>
    </style:style>
    <style:style style:name="T4" style:family="text">
      <style:text-properties fo:language="ru" fo:country="RU" officeooo:rsid="001cc314"/>
    </style:style>
    <style:style style:name="T5" style:family="text">
      <style:text-properties fo:language="ru" fo:country="RU" officeooo:rsid="001ec227"/>
    </style:style>
    <style:style style:name="T6" style:family="text">
      <style:text-properties fo:language="ru" fo:country="RU" officeooo:rsid="001fd639"/>
    </style:style>
    <style:style style:name="T7" style:family="text">
      <style:text-properties fo:language="ru" fo:country="RU" officeooo:rsid="00218f49"/>
    </style:style>
    <style:style style:name="T8" style:family="text">
      <style:text-properties fo:language="en" fo:country="US"/>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ru" fo:country="RU" officeooo:rsid="001cc314"/>
    </style:style>
    <style:style style:name="T16" style:family="text">
      <style:text-properties fo:color="#800000" fo:language="ru" fo:country="RU" officeooo:rsid="001fd639"/>
    </style:style>
    <style:style style:name="T17" style:family="text">
      <style:text-properties fo:color="#800000" fo:language="en" fo:country="US"/>
    </style:style>
    <style:style style:name="T18" style:family="text">
      <style:text-properties fo:color="#ff6600"/>
    </style:style>
    <style:style style:name="T19" style:family="text">
      <style:text-properties fo:color="#ff6600" fo:language="ru" fo:country="RU"/>
    </style:style>
    <style:style style:name="T20" style:family="text">
      <style:text-properties fo:color="#ff6600" fo:language="en" fo:country="US"/>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officeooo:rsid="00179214"/>
    </style:style>
    <style:style style:name="T29" style:family="text">
      <style:text-properties officeooo:rsid="00180a54"/>
    </style:style>
    <style:style style:name="T30" style:family="text">
      <style:text-properties officeooo:rsid="001b690a"/>
    </style:style>
    <style:style style:name="T31" style:family="text">
      <style:text-properties officeooo:rsid="001cc3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399649186156844704" text:style-name="L1">
        <text:list-item>
          <text:p text:style-name="P77">добавить детектив <text:span text:style-name="T1">(реализовано)</text:span>+ магические уроки/трактаты Старсвирла</text:p>
        </text:list-item>
        <text:list-item>
          <text:p text:style-name="P78">Терра несколько раз пытается убить Макса (один раз — в аквапарке). Несколько раз Макса спасает Селестия (даёт приказы Нексусу)</text:p>
        </text:list-item>
        <text:list-item>
          <text:p text:style-name="P78">Книги:</text:p>
        </text:list-item>
      </text:list>
      <text:list xml:id="list816528808317991167" text:style-name="L2">
        <text:list-item>
          <text:p text:style-name="P79">«Великие грифоны прошлого» - из канона (5<text:span text:style-name="T8">s8e)</text:span></text:p>
        </text:list-item>
        <text:list-item>
          <text:p text:style-name="P79">«Высшие заклинания в повседневном использовании: от песчинки до дворца»</text:p>
        </text:list-item>
        <text:list-item>
          <text:p text:style-name="P79">«Малоизвестные аспекты магии трансформаций»</text:p>
        </text:list-item>
        <text:list-item>
          <text:p text:style-name="P7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9">Дасти Вейфарер «Зебрианская культура, быт и фольклор»</text:p>
        </text:list-item>
        <text:list-item>
          <text:p text:style-name="P79">«Краткая история Эквестрии»</text:p>
        </text:list-item>
        <text:list-item>
          <text:p text:style-name="P79">«Шедевры архитектуры Эквестрии» с разделом о Кантерлотском Королевском Дворце</text:p>
        </text:list-item>
        <text:list-item>
          <text:p text:style-name="P79">«Великие дела и великие чары». Страница 893: …</text:p>
        </text:list-item>
        <text:list-item>
          <text:p text:style-name="P79">Трактат Свирла Бородатого “Основы магического искусства” <text:span text:style-name="T8">(</text:span>моё)</text:p>
        </text:list-item>
        <text:list-item>
          <text:p text:style-name="P79">«Природа Проклятий» - обмен</text:p>
        </text:list-item>
        <text:list-item>
          <text:p text:style-name="P79">«Магия для Чайников» - обмен</text:p>
        </text:list-item>
        <text:list-item>
          <text:p text:style-name="P79">«Энциклопедия Арканум» - обмен</text:p>
        </text:list-item>
        <text:list-item>
          <text:p text:style-name="P79"><text:soft-page-break/>«О Гейсах» - обмен</text:p>
        </text:list-item>
        <text:list-item>
          <text:p text:style-name="P79">«Тайны Тайных Наук» - обмен</text:p>
        </text:list-item>
        <text:list-item>
          <text:p text:style-name="P79">«Основы Заклятий» - обмен</text:p>
        </text:list-item>
        <text:list-item>
          <text:p text:style-name="P7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989980748956209846" text:style-name="L3">
        <text:list-item>
          <text:p text:style-name="P8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0">Селестия — переменчивая пони. В одно время не строгая, а в другое может быть такой, что страшно становится</text:p>
        </text:list-item>
        <text:list-item>
          <text:p text:style-name="P8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0">Около 820-ти лет назад будущий маг Лайтнинг Стар поступил на обучение к наставнику Тииспоту</text:p>
        </text:list-item>
        <text:list-item>
          <text:p text:style-name="P8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0">У Селестии грива и хвост развеваются и переливаются от магического шампуня</text:p>
        </text:list-item>
        <text:list-item>
          <text:p text:style-name="P80">Тело Селестии очень крепкое — может выдержать несколько тонн земли</text:p>
        </text:list-item>
        <text:list-item>
          <text:p text:style-name="P80">Дискорд намного старше принцесс, его магия сильнее ихней на голову</text:p>
        </text:list-item>
        <text:list-item>
          <text:p text:style-name="P80">Луна младше Селестии на 3 года. Сёстрам около 5000 лет. По другим данным, Селестии около 2500 лет.</text:p>
        </text:list-item>
        <text:list-item>
          <text:p text:style-name="P80">Принцессы начали войну с Дискордом в возрасте, когда им было около 700 лет — и продолжалась война почти сто лет</text:p>
        </text:list-item>
        <text:list-item>
          <text:p text:style-name="P80">Самый главный враг сестёр и Дискорда — скука</text:p>
        </text:list-item>
        <text:list-item>
          <text:p text:style-name="P80">В Эквестрии на одного жеребца приходится четыре - пять кобыл</text:p>
        </text:list-item>
        <text:list-item>
          <text:p text:style-name="P8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0">Селестия в первые полторы тысячи лет путешествовала — и заварила несколько войн (две — с Эквестрией, в одной была против Луны)</text:p>
        </text:list-item>
        <text:list-item>
          <text:p text:style-name="P80"><text:soft-page-break/>Настоящий цвет гривы Селестии — клубнично-розовая. Радужный цвет гривы и хвоста поддерживается магией</text:p>
        </text:list-item>
        <text:list-item>
          <text:p text:style-name="P80">Кроме Дискорда, старше сестёр ещё старейшина драконов</text:p>
        </text:list-item>
        <text:list-item>
          <text:p text:style-name="P80">Кэйденс не прожила и 60-ти лет и является низкорожденной</text:p>
        </text:list-item>
        <text:list-item>
          <text:p text:style-name="P8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0">Народ тихо фигел от нововведений и с ещё большим ожесточением продолжал делать по-своему</text:p>
        </text:list-item>
        <text:list-item>
          <text:p text:style-name="P8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0">Когда пони женятся, они обмениваются ножными браслетами</text:p>
        </text:list-item>
        <text:list-item>
          <text:p text:style-name="P80">Светилами, кроме сестёр, могут управлять единороги (группы), Дискорд, Твайлайт и Старсвирл</text:p>
        </text:list-item>
        <text:list-item>
          <text:p text:style-name="P80">Королева Кризалис — правительница Зелёной Долины</text:p>
        </text:list-item>
        <text:list-item>
          <text:p text:style-name="P80">Мать Луны и Селестии — аликорн Лорен. Мать Дискорда — Алиса (пони-человек)</text:p>
        </text:list-item>
        <text:list-item>
          <text:p text:style-name="P8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0">Искусственный интеллект. Создан Владом и Максом. Разработан для управления корпорациями.</text:p>
      <text:h text:style-name="Heading_20_3" text:outline-level="3">Селестия</text:h>
      <text:p text:style-name="P5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50">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5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7">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57">Единорог. Холост, молод, мечтателен. Живёт в Кантерлоте. В свободное время рисует облака.</text:p>
      <text:h text:style-name="Heading_20_3" text:outline-level="3">Алекс</text:h>
      <text:p text:style-name="P57">Менеджер проектов, над одним из которых (Нексус) работает Макс.</text:p>
      <text:h text:style-name="Heading_20_3" text:outline-level="3">Ростик</text:h>
      <text:p text:style-name="P57">Лидер команды тестировщиков</text:p>
      <text:h text:style-name="Heading_20_3" text:outline-level="3">Стас</text:h>
      <text:p text:style-name="P57">Программист-новичок в команде Макса.</text:p>
      <text:h text:style-name="Heading_20_3" text:outline-level="3">Рома</text:h>
      <text:p text:style-name="P57">Программист в команде UI-программистов</text:p>
      <text:h text:style-name="Heading_20_3" text:outline-level="3">Анджела</text:h>
      <text:p text:style-name="P57">Сисадмин. Флиртует с Максом.</text:p>
      <text:p text:style-name="P57"/>
      <text:h text:style-name="Heading_20_2" text:outline-level="2">Положения</text:h>
      <text:p text:style-name="P5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text:soft-page-break/></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text:soft-page-break/>В уголке <text:span text:style-name="T8">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2"><text:span text:style-name="T8">&gt;\</text:span>Привет, Нексус. Это Макс.</text:p>
      <text:p text:style-name="P32"><text:span text:style-name="T8">&lt;\</text:span>Привет Макс. <text:span text:style-name="T1">Рад тебя видеть. Где ты отсутствовал три дня?</text:span></text:p>
      <text:p text:style-name="P32"><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8">&gt;\</text:span>Как называется наш проект?</text:p>
      <text:p text:style-name="P32"><text:span text:style-name="T8">&lt;\</text:span>Дайсон.</text:p>
      <text:p text:style-name="P32"><text:span text:style-name="T8">&gt;\</text:span>Сколько тебе лет?</text:p>
      <text:p text:style-name="P32"><text:span text:style-name="T8">&lt;\</text:span>Два года с начала запуска кластера.</text:p>
      <text:p text:style-name="P32"><text:span text:style-name="T8">&gt;\</text:span>Какой сейчас год?</text:p>
      <text:p text:style-name="P32"><text:span text:style-name="T8">&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8">&gt;\</text:span>Нексус, отключи память <text:span text:style-name="T1">заданий</text:span> за последнюю неделю.</text:p>
      <text:p text:style-name="P32"><text:span text:style-name="T8">&lt;\</text:span>Выполнено.</text:p>
      <text:p text:style-name="P32"><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8">&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text:soft-page-break/>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8">&lt;\</text:span><text:span text:style-name="T1">Выполняю задачу</text:span>...</text:p>
      <text:p text:style-name="P33"><text:span text:style-name="T8">&lt;\</text:span>...</text:p>
      <text:p text:style-name="P33"><text:span text:style-name="T8">&lt;\</text:span>Решение:</text:p>
      <text:p text:style-name="P33"><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8">: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8">&gt;</text:span>\Нексус, почему ты используешь жёсткие настройки <text:span text:style-name="T1">для решения задачи</text:span>?</text:p>
      <text:p text:style-name="P32"><text:span text:style-name="T8">&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2"><text:span text:style-name="T8">&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0">Ага, уже теплее.</text:p>
      <text:p text:style-name="P30"/>
      <text:p text:style-name="P32"><text:span text:style-name="T8">&gt;</text:span>\Нексус, выдай <text:span text:style-name="T1">краткую </text:span>диагностику модулей <text:span text:style-name="T1">аналитики</text:span></text:p>
      <text:p text:style-name="P30"/>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8">–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8">.</text:span></text:p>
      <text:p text:style-name="P36">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5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text:soft-page-break/>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ат!</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8">&lt;</text:span><text:span text:style-name="T13">опустошенный счёт</text:span><text:span text:style-name="T8">&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8">&lt;</text:span><text:span text:style-name="T14">месяц</text:span><text:span text:style-name="T8">&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68">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2">Музыка быстрая, тревожная, надорваная и печальная</text:p>
      <text:p text:style-name="P22"/>
      <text:p text:style-name="P5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8">–</text:span> Она очнулась.</text:p>
      <text:p text:style-name="P1">Сразу стало ясно три вещи.</text:p>
      <text:p text:style-name="P1"><text:soft-page-break/>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14">Описание получше</text:span><text:span text:style-name="T8">&gt;</text:span></text:p>
      <text:p text:style-name="P1"><text:span text:style-name="T1">–</text:span> Так это и есть наш <text:span text:style-name="T8">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8">&lt;</text:span><text:span text:style-name="T14">парой сезонов</text:span><text:span text:style-name="T8">&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13">Надо мной склонилась ещё одна </text:span><text:span text:style-name="T14">однорогая</text:span><text:span text:style-name="T13">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13">Он разговаривает! Он разумен! </text:span><text:span text:style-name="T14">–</text:span><text:span text:style-name="T13"> затопала копытцами в восторге фиолетовая единорожка</text:span><text:span text:style-name="T17">&lt;</text:span><text:span text:style-name="T14">аликорн?</text:span><text:span text:style-name="T17">&gt;</text:span><text:span text:style-name="T13">. </text:span><text:span text:style-name="T14">– Может статься, наши усилия не напрасны</text:span><text:span text:style-name="T17">! </text:span><text:span text:style-name="T14">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8">&lt;</text:span><text:span text:style-name="T14">крюшоне</text:span><text:span text:style-name="T8">&gt;</text:span><text:span text:style-name="T1">, а не о </text:span><text:span text:style-name="T8">&lt;</text:span><text:span text:style-name="T14">кросс-магии (объединение магий порядка Селестии и Луны, магии гармонии Твайлайт и магии хаоса Дискорда)</text:span><text:span text:style-name="T8">&gt;</text:span><text:span text:style-name="T1">.</text:span></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13">Лавандовая единорожка</text:span><text:span text:style-name="T8">&gt; </text:span>(<text:span text:style-name="T13">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2">упер</text:span>…</text:p>
      <text:p text:style-name="P5"><text:span text:style-name="T8">&lt;</text:span><text:span text:style-name="T13">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8">&gt;</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0">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3">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здесь. &lt;<text:span text:style-name="T13">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7"><text:span text:style-name="T1">Спи, сестра моя родная,<text:line-break/>Спи. Усни. </text:span><text:span text:style-name="T15">(Спи, подруга </text:span><text:span text:style-name="T16">удалая/молодая/</text:span><text:span text:style-name="T15">)</text:span><text:span text:style-name="T1"><text:line-break/>Крыльями тебя укрою,<text:line-break/>Спи. Усни.</text:span></text:p><text:p text:style-name="P97"><text:span text:style-name="T1"><text:line-break/>В </text:span><text:span text:style-name="T3">чаще </text:span><text:span text:style-name="T1">тёмно</text:span><text:span text:style-name="T3">й</text:span><text:span text:style-name="T1"> волки воют,<text:line-break/>Спи. Усни.<text:line-break/>В мрачном замке духи ноют,<text:line-break/>Спи. Усни.</text:span></text:p><text:p text:style-name="P97"><text:span text:style-name="T1"/></text:p><text:p text:style-name="P95"><text:tab/>Сказки вечность нам читает,<text:line-break/>Спи. Усни.<text:line-break/>День осенний угасает,<text:line-break/>Спи. Усни.<text:line-break/><text:line-break/>Помни только в сне глубоком,</text:p><text:p text:style-name="P96"><text:tab/><text:span text:style-name="T28">В сне прекрасном и далёком,<text:line-break/>Если слышишь зов сестры —</text:span></text:p><text:p text:style-name="P95"><text:tab/><text:span text:style-name="T29">Возвращайся и не спи!</text:span></text:p></text:note-body></text:note>. Кимеринн сложил приставные ступеньки и закрепил их под днищем, после чего занял пустующее место в упряжке.</text:p>
      <text:p text:style-name="P5">–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5">– <text:s/>Почему ты называешь замок домом?</text:p>
      <text:p text:style-name="P5">–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84">Снова хлопок — и снова разряд молнии <text:span text:style-name="T31">из </text:span>рога Луны обрати<text:span text:style-name="T31">л</text:span> плеть плюща в <text:span text:style-name="T30">россыпь искр</text:span>. </text:p>
      <text:p text:style-name="P83"><text:span text:style-name="T1">Дальше словно бы включился стробоскоп <text:s/></text:span><text:span text:style-name="T14">феерической</text:span><text:span text:style-name="T1"> небесной дискотеки. Частые хлопки </text:span><text:span text:style-name="T5">и плеск</text:span><text:span text:style-name="T1"> чередовались </text:span><text:span text:style-name="T4">ярко-фиолетовыми </text:span><text:span text:style-name="T1">вспышками, </text:span><text:span text:style-name="T4">выхватывающими из сумерек фантасмагорические видения яростной Луны, окружённой светящимся ореолом волос гривы и хвоста</text:span><text:span text:style-name="T1">. </text:span><text:span text:style-name="T4">Резко запахло озоном. </text:span></text:p>
      <text:p text:style-name="P83"><text:span text:style-name="T4">Я закрыл глаза, </text:span><text:span text:style-name="T5">попытавшись успокоиться. </text:span><text:span text:style-name="T6">Есть такие моменты, когда от тебя ничего не зависит, и ты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отдохнуть. </text:span><text:span text:style-name="T5">Если </text:span><text:span text:style-name="T6">ещё заткнуть уши, вполне можно прислониться</text:span><text:span text:style-name="T5"> </text:span><text:span text:style-name="T7">к </text:span><text:span text:style-name="T6">мягкой спинке колесницы и попытаться подремать…</text:span></text:p>
      <text:p text:style-name="P85"><text:span text:style-name="T6">В</text:span><text:span text:style-name="T1">ялые мысли были прерваны сильнейшим ударом в дно платформы.</text:span></text:p>
      <text:p text:style-name="P82"><text:span text:style-name="T4"><text:s/></text:span></text:p>
      <text:p text:style-name="P5"/>
      <text:p text:style-name="P2"/>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заднюю пару упряжных пегасов.</text:p>
      <text:p text:style-name="P2">Это было ошибкой.</text:p>
      <text:p text:style-name="P14">&lt;<text:span text:style-name="T14">Дискорд не любил Кимеринна, как соперника за обладание Луной., но попытался его спасти и винит себя, что не смог помочь.</text:span>&gt;</text:p>
      <text:p text:style-name="P5"/>
      <text:p text:style-name="P1"><text:span text:style-name="T20">–</text:span><text:span text:style-name="T18"> Похоже, он</text:span><text:span text:style-name="T19">и</text:span><text:span text:style-name="T18"> приближаются! </text:span><text:span text:style-name="T19">– </text:span><text:span text:style-name="T1">Дискорд указал кривым когтем на пятно ряби на болотной воде, быстро догоняющей тень от колесницы. </text:span><text:span text:style-name="T8">–</text:span><text:span text:style-name="T1"> Вот не было заботы! Придётся набирать высоту кругами.</text:span></text:p>
      <text:p text:style-name="P5"/>
      <text:p text:style-name="P2"/>
      <text:p text:style-name="P2">мелко молотя чахлыми крылышками, на повозку спикировал Дискорд. <text:span text:style-name="T1">–</text:span> </text:p>
      <text:p text:style-name="P2">, </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text:p>
      <text:p text:style-name="P5"/>
      <text:p text:style-name="P5">По мере подъёма стало видно, что замок, фактически, расположен на островке, со всех сторон окружённом болотом.</text:p>
      <text:p text:style-name="P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text:soft-page-break/>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14">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3">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Руины древнего замка внизу сменила топкая зелень болота.</text:p>
      <text:p text:style-name="P2"><text:span text:style-name="T8">–</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
      <text:p text:style-name="P2"/>
      <text:p text:style-name="P2"/>
      <text:p text:style-name="P2"/>
      <text:p text:style-name="P14"/>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text:soft-page-break/>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4">&lt;<text:span text:style-name="T19">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8">&lt;</text:span><text:span text:style-name="T13">процедила</text:span><text:span text:style-name="T8">&gt;</text:span> сквозь сжатые зубы Селестия.</text:p>
      <text:p text:style-name="P2"><text:span text:style-name="T8">–</text:span> Раз! Два! Три! У-у-ух! <text:span text:style-name="T8">–</text:span> мы поднапряглись и таки втянули немалую тушу Дискорда в повозку.</text:p>
      <text:p text:style-name="P2"><text:span text:style-name="T8">–</text:span> Ффух. Выкарабкались. Почти без потерь, <text:span text:style-name="T8">–</text:span> заметил Дискорд, оглядывая крыло.</text:p>
      <text:p text:style-name="P2"><text:soft-page-break/><text:span text:style-name="T8">–</text:span> Кимеринн погиб, <text:span text:style-name="T8">–</text:span> прошептала Луна.</text:p>
      <text:p text:style-name="P2"><text:span text:style-name="T8">–</text:span> Да, я видел. Он погиб, спасая друзей и свою принцессу. Это <text:s/>не худшая смерть, <text:s/><text:span text:style-name="T8">–</text:span> печально ответствовал Дискорд.</text:p>
      <text:p text:style-name="P2">Дальше мы летели молча.</text:p>
      <text:p text:style-name="P2"/>
      <text:h text:style-name="P90" text:outline-level="2">Кантерлот</text:h>
      <text:p text:style-name="P54">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7">“Глава IV. Пределы магии.<text:span text:style-name="T8">”</text:span></text:p>
      <text:p text:style-name="P17">Есть четыре предела магии: </text:p>
      <text:list xml:id="list100716080514763456" text:style-name="L4">
        <text:list-item>
          <text:p text:style-name="P81">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1">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1">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1">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text:span><text:soft-page-break/><text:span text:style-name="T1">на этом уровне.</text:span></text:p>
        </text:list-item>
      </text:list>
      <text:p text:style-name="P8"/>
      <text:p text:style-name="P17">Глава V. Основы.</text:p>
      <text:p text:style-name="P1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8">–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8">&lt;</text:span>“Основы магического <text:span text:style-name="T8">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8">–</text:span> Уже иду. Где я могу её найти?</text:p>
      <text:p text:style-name="P2"><text:span text:style-name="T8">–</text:span> Я проведу вас, человек Макс. <text:span text:style-name="T8">–</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8">–</text:span> Её высочество у себя в покоях. Проходите.</text:p>
      <text:p text:style-name="P2"><text:soft-page-break/><text:span text:style-name="T8">–</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8">&lt;</text:span><text:span text:style-name="T14">На самом деле, Селестия — сибаритка, в отличие от спартанки - Луны</text:span><text:span text:style-name="T8">&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8">&lt;</text:span><text:span text:style-name="T13">Одним из таких немногих был Кимеринн</text:span><text:span text:style-name="T8">&gt;</text:span>…</text:p>
      <text:p text:style-name="P2"><text:span text:style-name="T8">–</text:span> Мне очень жаль, что так получилось… Селестия.</text:p>
      <text:p text:style-name="P2">Она через силу улыбнулась. </text:p>
      <text:p text:style-name="P2"><text:s/><text:span text:style-name="T8">–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8">—</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4">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3"> - А почему ты смеялась, когда я обблевал тебе копыто?</text:span></text:p>
      <text:p text:style-name="P14"><text:span text:style-name="T13">-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4">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4">???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8">&lt;</text:span><text:span text:style-name="T13">Видишь ли, аликорну очень трудно отказать. У них очень сильный характер. Характер, закалённый </text:span><text:soft-page-break/><text:span text:style-name="T13">тысячелетиями. Чтобы говорить с ними на равных, нужно, по-крайней мере, обладать характером не слабее.</text:span><text:span text:style-name="T8">&gt;</text:span></text:p>
      <text:p text:style-name="P14"/>
      <text:h text:style-name="P90" text:outline-level="2">Рассказ Селестии <text:span text:style-name="T13">(“1001 ночь”)</text:span></text:h>
      <text:p text:style-name="P6"/>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8">–</text:span> осень, за осенью <text:span text:style-name="T8">–</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8">&lt;</text:span><text:span text:style-name="T14">...</text:span><text:span text:style-name="T8">&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8">–</text:span> Постой, постой, <text:span text:style-name="T8">–</text:span> я попыталась удержать ускользающую тень сомнения. <text:span text:style-name="T8">–</text:span> Ты, кажется, говорил о восьмими жеребятах, не сдавших выпускные лётные экзамены?</text:p>
      <text:p text:style-name="P2"><text:span text:style-name="T8">–</text:span> Да, Ваше Высочество, <text:span text:style-name="T8">–</text:span> гонец потупил взгляд, глаза его забегали, <text:span text:style-name="T8">–</text:span> по состоянию здоровья.</text:p>
      <text:p text:style-name="P2"><text:span text:style-name="T8">–</text:span> Какая болезнь посетила Клаудсдейл, что целых два крыла жеребят пропустили экзамены?</text:p>
      <text:p text:style-name="P2"><text:span text:style-name="T8">–</text:span> Эммм… Они… м-м-м… не больны… в некотором смысле… <text:span text:style-name="T8">–</text:span> гонец изо всех сил ковырял копытом дворцовую плитку, пряча взгляд. <text:span text:style-name="T8">–</text:span> Они… мнэээ… сами… в некотором роде… кхм. Нервный срыв. Переутомление и бессонница… Кхм.</text:p>
      <text:p text:style-name="P2"><text:span text:style-name="T8">–</text:span> Сами <text:span text:style-name="T8">—</text:span> что? <text:span text:style-name="T8">–</text:span> Я постепенно начала понимать причину смущения гонца.</text:p>
      <text:p text:style-name="P2"><text:span text:style-name="T8">–</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8">—</text:span> в возможности летать. И добровольно отказаться от полётов для пегаса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8">–</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8">– </text:span>Добрый день, Ваше Высочество! <text:span text:style-name="T8">–</text:span> семь молоденьких пегасов склонились в поклоне. <text:span text:style-name="T8">–</text:span> Позвольте представиться! <text:span text:style-name="T8">–</text:span> жеребята по очереди назвали свои имена.</text:p>
      <text:p text:style-name="P2"><text:span text:style-name="T8">–</text:span> А где восьмой? <text:span text:style-name="T8">–</text:span> удивилась я. <text:span text:style-name="T8">–</text:span> Мне сказали, вас было восемь. Восемь отказавшихся летать.</text:p>
      <text:p text:style-name="P2"><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2"><text:soft-page-break/><text:span text:style-name="T8">–</text:span> Успокойтесь, малыши, <text:span text:style-name="T8">–</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8">–</text:span> И я.</text:p>
      <text:p text:style-name="P2"><text:span text:style-name="T8">–</text:span> И я тоже.</text:p>
      <text:p text:style-name="P2"><text:span text:style-name="T8">–</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text:soft-page-break/></text:p>
      <text:h text:style-name="P9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8">&lt;</text:span>в сцене 34 - Тия при заварке чая добавляет порошок в огонь - тот становится голубым. А в чай - щепотку афродизиака<text:span text:style-name="T8">&gt;</text:span></text:p>
      <text:p text:style-name="P2"/>
      <text:p text:style-name="P2"><text:span text:style-name="T8">–</text:span> И что же, те жеребята перестали бояться экзаменов?</text:p>
      <text:p text:style-name="P2"><text:span text:style-name="T8">–</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8">–</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8">–</text:span> Ты вылила заварку? Зачем? - удивился я.</text:p>
      <text:p text:style-name="P2"><text:span text:style-name="T8">–</text:span> Моя маленькая месть дворцовым ритуалам. Только между нами! <text:span text:style-name="T8">–</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8">–</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oft-page-break/><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25"><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8">–</text:span> А что же было дальше? Ты сказала, что случай с жеребятами был только началом?</text:p>
      <text:p text:style-name="P2"><text:span text:style-name="T8">–</text:span> А дальше всё было хуже, намного хуже...</text:p>
      <text:p text:style-name="P2"/>
      <text:h text:style-name="P90" text:outline-level="2">Рейд пони-рэйнджеров</text:h>
      <text:p text:style-name="P2"/>
      <text:p text:style-name="P23">(леденящий душу триллер, музыка тревожная)</text:p>
      <text:p text:style-name="P6">&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text:soft-page-break/>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2">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14">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oft-page-break/><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3">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text:soft-page-break/>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3">???</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90"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oft-page-break/><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3">гидрорысью</text:span><text:span text:style-name="T8">&gt;</text:span> и нападением <text:span text:style-name="T8">&lt;</text:span><text:span text:style-name="T13">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3">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soft-page-break/>***</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text:soft-page-break/>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 </text:span>Душновато как-то, <text:span text:style-name="T8">–</text:span> Селестия встала с подушек и приоткрыла дверь на балкон. <text:span text:style-name="T8">–</text:span> Тебе не холодно?</text:p>
      <text:p text:style-name="P2"><text:span text:style-name="T8">–</text:span> Нет, вполне тепло. <text:span text:style-name="T8">–</text:span> Я тоже встал с подушек размять затёкшие ноги.</text:p>
      <text:p text:style-name="P2"><text:span text:style-name="T8">–</text:span> Уборная там. <text:span text:style-name="T8">–</text:span> Селестия показала на неприметную дверцу за занавеской в углу.</text:p>
      <text:p text:style-name="P2"><text:span text:style-name="T8">–</text:span> Как ты догадалась? <text:span text:style-name="T8">–</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8">&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13">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8">–</text:span> То есть, Кимеринн видел человека у развалин замка?</text:p>
      <text:p text:style-name="P2"><text:span text:style-name="T8">–</text:span> Скорее всего, да. Правда, впоследствии он уже не был так уверен <text:span text:style-name="T8">—</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8">–</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8">–</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8">–</text:span> А кто-нибудь поблизости не заметил, как они исчезают?</text:p>
      <text:p text:style-name="P2"><text:span text:style-name="T8">–</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8">–</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8">—</text:span> и всё рассыпется в прах. Вот так: миг <text:span text:style-name="T8">—</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8">—</text:span> часть меня, и он <text:span text:style-name="T8">—</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text:soft-page-break/>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8">&lt;</text:span><text:span text:style-name="T13">34 - утерянная глава </text:span><text:span text:style-name="T8">&gt;</text:span></text:p>
      <text:p text:style-name="P2"><text:span text:style-name="T8">&lt;</text:span><text:span text:style-name="T13">34 с Селестией - забытая глава - утерянная память под воздействием порошка из надкрыльев скарабеев. - аванс за спасение Эквестрии</text:span><text:span text:style-name="T8">&gt;</text:span></text:p>
      <text:p text:style-name="P2">Селестия встала и начала по очереди сгибать-разгибать ноги, разминая суставы.</text:p>
      <text:p text:style-name="P2"><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90" text:outline-level="2">В библиотеке замка Селестии</text:h>
      <text:p text:style-name="P51"/>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3">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3">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3">см. выше - ночь с </text:span><text:soft-page-break/><text:span text:style-name="T13">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8">&lt;</text:span>Ожидание<text:span text:style-name="T8">&gt;</text:span></text:p>
      <text:p text:style-name="P2">Наконец двери зала для приёмов растворились, и оттуда вышел потерянного вида пегас.<text:span text:style-name="T8">&lt;</text:span><text:span text:style-name="T14">Расписать в красках церемонию приёма посетителей, как и все остальные церемонии</text:span><text:span text:style-name="T8">&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8">–</text:span> А, это ты, Макс? <text:span text:style-name="T8">–</text:span> она повернулась ко мне. <text:span text:style-name="T8">–</text:span> Какие новости?</text:p>
      <text:p text:style-name="P2"><text:span text:style-name="T8">–</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8">–</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8">–</text:span> Селестия подошла к фонтанчику, обмакнула в него копыто и провела им по лбу. <text:span text:style-name="T8">–</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8">–</text:span> Пятьдесят шесть из восьмидесяти? И чем это грозит? Ведь даже не сдав экзамен они не разучатся летать?</text:p>
      <text:p text:style-name="P2"><text:span text:style-name="T8">–</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8">–</text:span> А почему вы не поселитесь в более пригодном для земледелия месте?</text:p>
      <text:p text:style-name="P2"><text:span text:style-name="T8">–</text:span> К сожалению, Эквестрия <text:span text:style-name="T8">—</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8">–</text:span> Вот рекомендательное письмо мэру Понивилля. Вручишь его ей и она выделит тебе жильё и окажет посильную помощь. Если что-то выяснишь <text:span text:style-name="T8">—</text:span> держи меня в ведении. Посылай письма Спайком, он настроен на меня. Этот милый дракончик <text:span text:style-name="T8">—</text:span> ассистент моей ученицы, Твайлайт Спаркл. С ней ты уже знаком.</text:p>
      <text:p text:style-name="P2"><text:soft-page-break/>Я кивнул.</text:p>
      <text:p text:style-name="P2"><text:span text:style-name="T8">–</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8">–</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8">–</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8">&lt;</text:span><text:span text:style-name="T14">упомянуть проблески розового цвета</text:span><text:span text:style-name="T8">&gt;</text:span>. Хвост тоже почти подметал пол <text:span text:style-name="T8">—</text:span> это стало заметно, когда она начала двигаться.</text:p>
      <text:p text:style-name="P2"/>
      <text:p text:style-name="P28">– Говорят, по Мэйнхеттену носятся стаи алмазных псов. Они <text:span text:style-name="T8">&lt;</text:span>в ужасе<text:span text:style-name="T8">&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9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8">—</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8">–</text:span> Привет, Твайлайт Спаркл! Ещё не поздно?</text:p>
      <text:p text:style-name="P2"><text:span text:style-name="T8">–</text:span> Привет! <text:span text:style-name="T8">–</text:span> Твайлайт оторвалась от полки, поставив на место толстенный пыльный фолиант. <text:span text:style-name="T8">–</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8">–</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8">–</text:span> Это плохо! <text:span text:style-name="T8">–</text:span> Твайлайт помрачнела. <text:span text:style-name="T8">–</text:span> Сон <text:span text:style-name="T8">—</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text:soft-page-break/>этом ни на миг.</text:p>
      <text:p text:style-name="P2"><text:span text:style-name="T8">–</text:span> Да, по себе знаю, недосып <text:span text:style-name="T8">—</text:span> одна из паршивейших вещей на свете. <text:span text:style-name="T8">–</text:span> Я уселся на ступеньку лестницы. <text:span text:style-name="T8">– </text:span>Тут такое дело… Тебе удалось что-то узнать про неведомую угрозу, о которой говорила Селестия?</text:p>
      <text:p text:style-name="P2"><text:span text:style-name="T8">–</text:span> Ты про сны о Радужной Фабрике выпускников лётной академии? <text:span text:style-name="T8">–</text:span> Твайлайт отрицательно покачала головой. <text:span text:style-name="T8">–</text:span> Нашла несколько сонников, в самом древнем написано, что сны <text:span text:style-name="T8">—</text:span> ворота в другой мир. Про Фабрику Радуг <text:span text:style-name="T8">—</text:span> ни слова.</text:p>
      <text:p text:style-name="P2"><text:span text:style-name="T8">–</text:span> М-м-м. В описании заклинания Свирл упоминал гармонию. Я и подумал, а что, если это кат-то связано с тобой и твоими друзьями?</text:p>
      <text:p text:style-name="P2"><text:span text:style-name="T8">–</text:span> Хм. Ты так думаешь? <text:span text:style-name="T8">–</text:span> Единорожка вытащила с помощью магии засаленый том из угловой полки с знакомым названием: “Основы магического искусства”.</text:p>
      <text:p text:style-name="P2"><text:span text:style-name="T8">–</text:span> М-м-м… “...на укрепление гармонии нашего континуума...”.</text:p>
      <text:p text:style-name="P2">Твайлайт начала в возбуждении ходить по читальному залу.</text:p>
      <text:p text:style-name="P2"><text:span text:style-name="T8">–</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8">–</text:span> Элементы-шмелементы, <text:span text:style-name="T8">–</text:span> проворчал Спайк, выкарабкиваясь из-под Твайлайт, <text:span text:style-name="T8">–</text:span> привет, Макс (мы с ним виделись пару раз в Кантерлоте). Ты как, не ушиблась? <text:span text:style-name="T8">–</text:span> Дракончик повернулся к единорожке <text:span text:style-name="T8">&lt;</text:span><text:span text:style-name="T14">аликорнице?</text:span><text:span text:style-name="T8">&gt;</text:span>.</text:p>
      <text:p text:style-name="P2"><text:span text:style-name="T8">–</text:span> Да нет, всё в порядке, Спайк. <text:span text:style-name="T8">–</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8">–</text:span> Вообще-то говоря, мне каждеся, внешняя сила <text:span text:style-name="T1">—</text:span> это я. Я точно произошёл не в Эквестрии и вообще не в этом мире.</text:p>
      <text:p text:style-name="P2"><text:span text:style-name="T8">–</text:span> Да, логично, <text:span text:style-name="T8">–</text:span> сказала в нос Твайлайт. <text:span text:style-name="T8">–</text:span> Могла бы и сама догадаться.</text:p>
      <text:p text:style-name="P2"><text:span text:style-name="T8">–</text:span> Но проблема в том, что я не знаю, ак помочь вам. Может, я какая-то неправильная сила? <text:span text:style-name="T8">–</text:span> Я поправил платок на носу Твайлайт.</text:p>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text:soft-page-break/></text:p>
      <text:p text:style-name="P2"><text:span text:style-name="T8">&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2"><text:span text:style-name="T8">–</text:span> Да, печально получилось <text:span text:style-name="T8">&lt;</text:span><text:span text:style-name="T14">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oft-page-break/><text:span text:style-name="T8">–</text:span> Нууу, я не думаю, что это описан наша Терра. У нас ничего подобного не водится.</text:p>
      <text:p text:style-name="P2"><text:span text:style-name="T8">–</text:span> Да? Ну ладно. В конце-концов, это всего лишь миф. Свирл Бородатый, правда, упоминал о двух случаях встреч с существами, похожими на вас. <text:span text:style-name="T8">–</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8">–</text:span> Печенье испёк Спайк. Он на удивление искусный повар, когда на него находит вдохновение.</text:p>
      <text:p text:style-name="P2"><text:span text:style-name="T8">–</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2"><text:span text:style-name="T8">–</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8">&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8">&gt;</text:span></text:p>
      <text:p text:style-name="P14"/>
      <text:p text:style-name="P2"><text:span text:style-name="T8">–</text:span> Хорошо, у тебя есть какие-то встречные предложения?</text:p>
      <text:p text:style-name="P2">Твайлайт задумчиво прошлась вдоль книжной полки.</text:p>
      <text:p text:style-name="P2"><text:soft-page-break/><text:span text:style-name="T8">–</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8">–</text:span> Для духа я слишком материален.</text:p>
      <text:p text:style-name="P2"><text:span text:style-name="T8">–</text:span> Я знаю. Но ничего более подходящего в голову не приходит. Приходи завтра после обеда. Хорошо?</text:p>
      <text:p text:style-name="P2"><text:span text:style-name="T8">–</text:span> Хорошо, Твайлайт. Приду. Спокойной ночи!</text:p>
      <text:p text:style-name="P2"><text:span text:style-name="T8">–</text:span> Спокойной ночи, Макс!</text:p>
      <text:p text:style-name="P2"/>
      <text:h text:style-name="P9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oft-page-break/><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text:soft-page-break/>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0" text:outline-level="2">Первый сеанс двойного сна. Рэрити</text:h>
      <text:p text:style-name="P2"/>
      <text:p text:style-name="P2"><text:span text:style-name="T8">&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text:soft-page-break/>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90" text:outline-level="2">Сон Макса</text:h>
      <text:p text:style-name="P51"/>
      <text:p text:style-name="P2"><text:span text:style-name="T8">&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8">–</text:span> Готова, <text:span text:style-name="T8">–</text:span> процедила она.</text:p>
      <text:p text:style-name="P25">В сон отправились сразу три пони <text:span text:style-name="T8">—</text:span> Рэрити, Рэйнбоу Дэш и Пинки. Пинки после пробуждения Макса пробуждается безумной <text:span text:style-name="T8">—</text:span> Твайлайт пытается её лечить</text:p>
      <text:p text:style-name="P2"><text:span text:style-name="T13">Эгрегор Эквестрии </text:span><text:span text:style-name="T17">—</text:span><text:span text:style-name="T13"> Селестия </text:span><text:span text:style-name="T17">—</text:span><text:span text:style-name="T13"> на кончике главного рога Анакорна</text:span><text:span text:style-name="T8">&gt;</text:span></text:p>
      <text:p text:style-name="P4"><text:soft-page-break/>***</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2"><text:span text:style-name="T8">&lt;</text:span><text:span text:style-name="T13">Как возникли пегасы и единороги.</text:span></text:p>
      <text:p text:style-name="P2"><text:span text:style-name="T13">Пони для мирного сосуществования с соседями вступали в межвидовые браки (не только правители, а и целые племена). Единороги </text:span><text:span text:style-name="T14">—</text:span><text:span text:style-name="T13"> гибриды земнопони и истинных единорогов (с раздвоенными копытами и хвостом с кисточкой). Пегасы </text:span><text:span text:style-name="T14">—</text:span><text:span text:style-name="T13"> гибриды земнопони и грифонов (гены пегасов </text:span><text:span text:style-name="T14">—</text:span><text:span text:style-name="T13"> слабые, потому они редко женятся на других пони).</text:span><text:span text:style-name="T8">&gt;</text:span></text:p>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9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8">&gt;</text:span></text:p>
      <text:p text:style-name="P2"/>
      <text:h text:style-name="P9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text:soft-page-break/>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3">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oft-page-break/><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3">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7">–</text:span><text:span text:style-name="T13"> Пинки? </text:span><text:span text:style-name="T17">–</text:span><text:span text:style-name="T13"> Дэш сморщила нос. </text:span><text:span text:style-name="T17">–</text:span><text:span text:style-name="T13"> Я скажу ей, чтоб больше не </text:span><text:span text:style-name="T17">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text:soft-page-break/>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3">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oft-page-break/><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text:soft-page-break/>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lt;</text:span><text:span text:style-name="T13">Аликорны </text:span><text:span text:style-name="T17">—</text:span><text:span text:style-name="T13"> элементали. Они воплощают в себе какую-либо сторону чаяний и настроений сообщества пони. Анакорн </text:span><text:span text:style-name="T17">—</text:span><text:span text:style-name="T13"> супераликорн, элементаль всего мира</text:span><text:span text:style-name="T8">&gt;</text:span></text:p>
      <text:p text:style-name="P14"/>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17">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text:soft-page-break/>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text:soft-page-break/>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3">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h text:style-name="P9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text:soft-page-break/>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8">&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7">—</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7">—</text:span><text:span text:style-name="T13"> Селестия. Рэрити </text:span><text:span text:style-name="T17">—</text:span><text:span text:style-name="T13"> без очереди (у неё </text:span><text:span text:style-name="T17">—</text:span><text:span text:style-name="T13"> билет-пропуск от Индрэ).</text:span></text:p>
      <text:p text:style-name="P2"><text:span text:style-name="T13">Рэрити проснулась парнем, т.к. в Эквестрии </text:span><text:span text:style-name="T17">—</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8">&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8">—</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text:soft-page-break/></text:p>
      <text:p text:style-name="P2"><text:span text:style-name="T8">&lt;</text:span><text:span text:style-name="T13">Влад рассказывает Максу о своём сне </text:span><text:span text:style-name="T17">—</text:span><text:span text:style-name="T13"> как он был поняхой, а потом проснулся в мире Терры</text:span><text:span text:style-name="T8">&gt;</text:span></text:p>
      <text:p text:style-name="P14"/>
      <text:p text:style-name="P2"><text:span text:style-name="T8">– </text:span>... я слишком приблизилась к экрану и меня стало тянуть к нему. Пони, ждущий своей очереди, еле увернулся от меня <text:span text:style-name="T8">—</text:span> так быстро я неслась к экрану, <text:span text:style-name="T8">–</text:span> возбуждённо говорила Рэрити, <text:span text:style-name="T8">–</text:span> но тут… <text:span text:style-name="T8">–</text:span> она запнулась.</text:p>
      <text:p text:style-name="P2"><text:span text:style-name="T8">–</text:span> Да? Что “тут”? <text:span text:style-name="T8">–</text:span> Твайлайт была вся внимание.</text:p>
      <text:p text:style-name="P2"><text:span text:style-name="T8">–</text:span> Тут я проснулась.</text:p>
      <text:p text:style-name="P2"><text:span text:style-name="T8">–</text:span> О, понятно. Я была вынуждена прервать ваше сновидение, так как Макс очень плохо выглядел. <text:span text:style-name="T8">–</text:span> <text:span text:style-name="T1">о</text:span>бъяснила Твайлайт. <text:span text:style-name="T8">–</text:span> В твоих манекенах в бутике больше жизни, чем тогда было в нём <text:span text:style-name="T8">–</text:span> она указала копытом на меня. <text:span text:style-name="T8">–</text:span> Но даже то, что ты успела увидеть, очень интересно. Сфера из светящихся пони <text:span text:style-name="T8">–</text:span> это, конечно же, Эгрегор Эквестрии. Место, откуда берутся и куда уходят все пони</text:p>
      <text:p text:style-name="P2">(<text:span text:style-name="T8">&lt;</text:span><text:span text:style-name="T13">согласовать с тем, что говорил Анакорн о Р/Д</text:span><text:span text:style-name="T8">&gt;</text:span>). </text:p>
      <text:p text:style-name="P2">Об этом Эгрегоре пишется в книге <text:span text:style-name="T8">&lt;</text:span><text:span text:style-name="T13">Изменчивой Магии</text:span><text:span text:style-name="T8">&gt;</text:span>. То, что Рэрити удалось его увидеть <text:span text:style-name="T8">—</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8">–</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8">–</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8">&lt;</text:span><text:span text:style-name="T13">обоснование сна для Р/Д. РД видит несколько вариантов историй с Mane6 </text:span><text:span text:style-name="T17">—</text:span><text:span text:style-name="T13"> и с собой + Леро </text:span><text:span text:style-name="T17">—</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8">&gt;</text:span></text:p>
      <text:p text:style-name="P2"/>
      <text:p text:style-name="P2"><text:span text:style-name="T8">–</text:span> Хммм… <text:span text:style-name="T8">–</text:span> Твайлайт в задумчивости остановилась перед одной из полок. <text:span text:style-name="T8">–</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8">–</text:span> И самое главное… <text:span text:style-name="T8">–</text:span> Рэрити задумчиво потерла висок. <text:span text:style-name="T8">–</text:span> В той очереди, совсем близко к экрану стояла она…</text:p>
      <text:p text:style-name="P2"><text:span text:style-name="T8">–</text:span> Кто <text:span text:style-name="T8">—</text:span> она? <text:span text:style-name="T8">–</text:span> повернулась Твайлайт.</text:p>
      <text:p text:style-name="P2"><text:span text:style-name="T8">–</text:span> Её Высочество, принцесса Селестия...</text:p>
      <text:p text:style-name="P2"/>
      <text:p text:style-name="P2"><text:span text:style-name="T8">&lt;</text:span><text:span text:style-name="T13">Подходя к замку Принцесс, Дэш рассказывает Максу обо сне, который она утаила - с Леро.</text:span><text:span text:style-name="T8">&gt;</text:span> </text:p>
      <text:p text:style-name="P2"/>
      <text:p text:style-name="P2"><text:span text:style-name="T8">&lt;</text:span><text:span text:style-name="T13">Кто следующий готов рассказывать?</text:span></text:p>
      <text:p text:style-name="P25">Пинки дёрнулась на месте, но промолчала.</text:p>
      <text:p text:style-name="P2"><text:span text:style-name="T17">–</text:span><text:span text:style-name="T13"> Я расскажу, - шагнула вперёд радужная пегаска. </text:span><text:span text:style-name="T17">–</text:span><text:span text:style-name="T13"> Хотя вряд ли ты узнаешь что-то полезное. Там </text:span><text:soft-page-break/><text:span text:style-name="T13">галиматья какая-то…</text:span><text:span text:style-name="T8">&gt;</text:span></text:p>
      <text:p text:style-name="P2"/>
      <text:p text:style-name="P2"><text:span text:style-name="T8">&lt;</text:span><text:span text:style-name="T13">Сон РД:</text:span></text:p>
      <text:p text:style-name="P25">...Неприятный зудящий звук, включается картинка. /сюжет из праздника падающих листьев (РД наблюдает саму себя) <text:span text:style-name="T8">–</text:span> original story <text:span text:style-name="T8">–</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8">—</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8">—</text:span> она становится Пинкаминой из-за её сна <text:span text:style-name="T8">—</text:span> “Кексиков”. Также она видит во сне центр Эгрегора Эквестрии <text:span text:style-name="T8">—</text:span> Селестию. И она видит, как Селестия превращается в набор цифр и уходит в экран <text:span text:style-name="T8">—</text:span> в мир Терры.</text:p>
      <text:p text:style-name="P25">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7">—</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3"> Эгрегором Эквестрии. После чего пееренос на Землю на 10 лет назад. Начало написания “Последнего фанфика”.</text:span><text:span text:style-name="T8">&gt;</text:span></text:p>
      <text:p text:style-name="P14"/>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9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8">–</text:span> У-у-у <text:span text:style-name="T8">–</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8">–</text:span> Странно, я думала, буду последней. Ведь я опоздала на двадцать минут, а Флатти и Эй-Джей не любят опаздывать.<text:span text:style-name="T8">&lt;</text:span><text:span text:style-name="T14">Привести эти же фразы в оригинале</text:span><text:span text:style-name="T8">&gt;</text:span></text:p>
      <text:p text:style-name="P2"><text:span text:style-name="T8">–</text:span> Он<text:span text:style-name="T1">и</text:span> не придут. <text:span text:style-name="T8">–</text:span> Твайлайт закрыла фолиант и аккуратно вернула его на полку. <text:span text:style-name="T8">–</text:span> У Флаттершай приболел Ангел, она сейчас приглядывает за ним. А Эпплджек просто не успеет. Если учесть, что <text:soft-page-break/>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8">&lt;</text:span><text:span text:style-name="T13">…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8">–</text:span> Иногда хочется забыться, <text:span text:style-name="T8">–</text:span> перехватила мой взгляд Селестия, <text:span text:style-name="T8">–</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8">–</text:span> А водку у вас принято пить?</text:p>
      <text:p text:style-name="P2"><text:span text:style-name="T17">–</text:span><text:span text:style-name="T13"> Некоторые употребляют. Но правительница Эквестрии, пьющая водку </text:span><text:span text:style-name="T14">—</text:span><text:span text:style-name="T13"> это уже черезчур. </text:span><text:span text:style-name="T17">–</text:span><text:span text:style-name="T13"> Засмеялась Селестия. </text:span><text:span text:style-name="T17">–</text:span><text:span text:style-name="T13"> Не то, чтобы я не смогла справиться с последствиями опьянения, но поползут слухи, кривотолки… Со сплетнями не смогу справиться даже я.</text:span><text:span text:style-name="T8">&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8">–</text:span> Знакомься, Макс, <text:span text:style-name="T8">–</text:span> начала представлять человека Твайлайт. <text:span text:style-name="T8">–</text:span> Это Пинки Пай…</text:p>
      <text:p text:style-name="P2"><text:span text:style-name="T8">–</text:span> Очень приятно, Макс.</text:p>
      <text:p text:style-name="P17">“Макс? Его зовут Макс? Я помню его под другим именем. У него было двухсложное имя. Не помню…”</text:p>
      <text:p text:style-name="P2"><text:span text:style-name="T8">–</text:span> Рэрити. <text:span text:style-name="T8">–</text:span> Твайлайт представила светло-серую единорожку, которая чуть склонила голову в приветствии.</text:p>
      <text:p text:style-name="P2"><text:span text:style-name="T8">–</text:span> Макс. <text:span text:style-name="T8">–</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8">–</text:span> Рэйнбоу Дэш. <text:span text:style-name="T8">–</text:span> <text:span text:style-name="T1">п</text:span>редставилась Дэш, всё ещё пытаясь вспомнить нечто ускользающее.</text:p>
      <text:p text:style-name="P2"><text:span text:style-name="T8">–</text:span> Макс. <text:span text:style-name="T8">–</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9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8">–</text:span> Ну это мы ещё посмотрим, <text:span text:style-name="T8">–</text:span> сцепив зубы, зло прищурилась пегаска.</text:p>
      <text:p text:style-name="P2"><text:soft-page-break/></text:p>
      <text:h text:style-name="P9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8">–</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8">&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8">&gt;</text:span></text:p>
      <text:p text:style-name="P2"/>
      <text:h text:style-name="P90"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8">&lt;</text:span><text:span text:style-name="T14">Именно эту сферу (уменьшеную до глобуса) покажет Анакорн Максу во время беседы</text:span><text:span text:style-name="T8">&gt;</text:span> Казалось, сфера хочет разлететься на тысячи подобных сфер, но какая-то сила удерживает их вместе…</text:p>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8">–</text:span> Пинки, что с тобой? <text:span text:style-name="T8">–</text:span> Твайлайт склонилась над розовой пони. <text:span text:style-name="T8">–</text:span> У тебя волосы распрямились. И поседели.</text:p>
      <text:p text:style-name="P2"><text:span text:style-name="T8">–</text:span> Как поседели?! <text:span text:style-name="T8">–</text:span> <text:span text:style-name="T1">в</text:span>оскликнула Рэрити, тоже склоняясь над Пинки. <text:span text:style-name="T8">–</text:span> Дорогая, но ты слишком молода для седины! Я могу порекомендовать тебе очень хороший лосьон…</text:p>
      <text:p text:style-name="P2"><text:span text:style-name="T8">–</text:span> Дайте ей рассказать сон, <text:span text:style-name="T8">–</text:span> протиснулась между подруг РД. <text:span text:style-name="T8">–</text:span> Что ты…</text:p>
      <text:p text:style-name="P2"><text:span text:style-name="T8">–</text:span> А<text:span text:style-name="T1">АА</text:span>!!! <text:span text:style-name="T8">–</text:span> Пинки тонко вскрикнула и затряслась, глядя на РД полными ужаса глазами.</text:p>
      <text:p text:style-name="P2"><text:span text:style-name="T8">–</text:span> Ты чего? <text:span text:style-name="T8">–</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8">–</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8">–</text:span> Пинки, дорогая, успокойся, <text:span text:style-name="T8">–</text:span> успокоительно проворковала Рэрити, заслонив РД и принявшись обтирать ей лоб влажным полотенцем, <text:span text:style-name="T8">–</text:span> что бы это ни было, оно уже прошло. Ты проснулась.</text:p>
      <text:p text:style-name="P2"><text:span text:style-name="T8">–</text:span> Если тебе тяжело вспоминать сон, не мучайся, <text:span text:style-name="T8">–</text:span> обратилась Твайлайт.</text:p>
      <text:p text:style-name="P2"><text:span text:style-name="T8">–</text:span> Мне не тяжело, - пробормотала Пинки. Вид Рэрити её явно успокаивал. <text:span text:style-name="T8">–</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8">–</text:span> Постой-постой, Пинки. Кто <text:span text:style-name="T1">—</text:span> она? Какое облако? Какая открытая дверь? <text:span text:style-name="T8">–</text:span> <text:span text:style-name="T1">з</text:span>апуталась Твайлайт.</text:p>
      <text:p text:style-name="P2"><text:soft-page-break/><text:span text:style-name="T8">–</text:span> Там была дверь. Неподалёку от шара. Или окно <text:span text:style-name="T1">—</text:span> не помню. В него прыгали пони из шара. И туда улетела Она в виде облака цифр. <text:span text:style-name="T8">–</text:span> Пинки растерялась и наморщила лоб, пытаясь вспомнить.</text:p>
      <text:p text:style-name="P2"><text:span text:style-name="T8">–</text:span> А кто такая “Она”? <text:span text:style-name="T8">–</text:span> не выдержала Дэш.</text:p>
      <text:p text:style-name="P2"><text:span text:style-name="T8">– </text:span><text:span text:style-name="T1">ААА</text:span>!!! <text:span text:style-name="T8">–</text:span> Пинки бросила взгляд на РД и забилась в истерике. <text:span text:style-name="T8">–</text:span> Дэш, пожалуйста, я не хотела! Это не я, я не могла! Просто не могла, пойми! Прости меня! <text:span text:style-name="T8">–</text:span> Розовая кобылка в беспамятстве опустилась на пол, закрывая глаза копытами.</text:p>
      <text:p text:style-name="P2"><text:span text:style-name="T8">–</text:span> Это неестественные страдания. <text:span text:style-name="T8">–</text:span> пробормотала Твайлайт. <text:span text:style-name="T8">–</text:span> Пинки никогда не впадала в отчаяние НАСТОЛЬКО глубоко. И по такому пустячному поводу, как какой-то сон.</text:p>
      <text:p text:style-name="P2"><text:span text:style-name="T8">–</text:span> Бедняжка, <text:span text:style-name="T8">–</text:span> прошептала Рэрити, <text:span text:style-name="T8">–</text:span> у неё сейчас вид как у <text:span text:style-name="T8">&lt;</text:span><text:span text:style-name="T13">сумасшедшей кобылы</text:span><text:span text:style-name="T8">&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8">–</text:span> Мда. <text:span text:style-name="T8">–</text:span> Твайлайт беспомощно уставилась в закрывшуюся дверь. <text:span text:style-name="T8">–</text:span> Индрэ не предупреждал о таких последствиях <text:span text:style-name="T8">&lt;</text:span><text:span text:style-name="T13">добавить сочувствия</text:span><text:span text:style-name="T8">&gt;</text:span>.</text:p>
      <text:p text:style-name="P2"/>
      <text:p text:style-name="P2"><text:span text:style-name="T8">&lt;</text:span><text:span text:style-name="T13">После этого случая Тавйлайт решает прекратить сеансы двойного сна. Сеанса с ЭйДжей и Флатти не будет</text:span><text:span text:style-name="T8">&gt;</text:span></text:p>
      <text:p text:style-name="P2"/>
      <text:h text:style-name="P90" text:outline-level="2">Исчезновение Селестии</text:h>
      <text:p text:style-name="P25">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14">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14">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oft-page-break/><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90" text:outline-level="2">Поиск решения</text:h>
      <text:p text:style-name="P51"/>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text:soft-page-break/>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8">&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4"/>
      <text:p text:style-name="P2"><text:span text:style-name="T8">&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3"> Луна создаёт обратный коридор в срок.</text:span><text:span text:style-name="T8">&gt;</text:span></text:p>
      <text:p text:style-name="P2"><text:soft-page-break/></text:p>
      <text:h text:style-name="P9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14">Дуглас </text:span><text:span text:style-name="T17">—</text:span><text:span text:style-name="T14"> </text:span><text:span text:style-name="T17">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8">&lt;</text:span><text:span text:style-name="T13">высоко летать нельзя из-за молний</text:span><text:span text:style-name="T8">&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text:soft-page-break/>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oft-page-break/><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3">двухмесячной</text:span><text:span text:style-name="T8">&gt;</text:span> давности осталось лишь направление движения.</text:p>
      <text:p text:style-name="P2">И опять, как <text:span text:style-name="T8">&lt;</text:span><text:span text:style-name="T13">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text:soft-page-break/>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3">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3">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text:soft-page-break/>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9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3">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text:soft-page-break/></text:p>
      <text:h text:style-name="P9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17">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13">Не следует противопоставлять злу ещё большее зло - это только усилит его — </text:span><text:span text:style-name="T14">кодовая фраза</text:span><text:span text:style-name="T17">&gt;</text:span>. Нужно предложить конкурирующей корпорации производить под общим брэндом косметическо-<text:soft-page-break/>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3">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3">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8">&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90" text:outline-level="2"><text:soft-page-break/>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3">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3">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3">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3">пять</text:span><text:span text:style-name="T8">&gt;</text:span>длинную прореху в куртке, <text:span text:style-name="T8">&lt;</text:span><text:span text:style-name="T13">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3">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3">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3">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text:soft-page-break/>–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3">улучшить</text:span><text:span text:style-name="T8">&gt;</text:span>. А тот случай, когда мне пришлось зашивать тебе куртку после нападения убийц <text:span text:style-name="T8">&lt;</text:span><text:span text:style-name="T13">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90" text:outline-level="2">След?</text:h>
      <text:p text:style-name="P51"/>
      <text:p text:style-name="P2"><text:span text:style-name="T8">&lt;</text:span><text:span text:style-name="T13">сначала эпизод - проверка сумки в серверной</text:span><text:span text:style-name="T8">&gt;</text:span></text:p>
      <text:p text:style-name="P2"><text:span text:style-name="T8">&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3">“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8">&lt;</text:span><text:span text:style-name="T13">расширить. Перед кафешкой - диалог с Флатти и ЭйДжей. Все думают, что наконец-то нашли Селестию. Все ликуют</text:span><text:span text:style-name="T8">&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text:soft-page-break/>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3">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text:soft-page-break/>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3">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90" text:outline-level="2">Озарение</text:h>
      <text:p text:style-name="P2"/>
      <text:p text:style-name="P2"><text:span text:style-name="T8">&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40"/>
      <text:p text:style-name="P41">-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0"/>
      <text:p text:style-name="P37">Разговор не клеился.</text:p>
      <text:p text:style-name="P4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0"><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0"><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0"><text:span text:style-name="T8">– </text:span>Ну хорошо. Убедила. В конце-концов, можем поступить так. Вы с Флатти вернётесь обратно а я продолжу поиски здесь.</text:p>
      <text:p text:style-name="P40"><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40"><text:span text:style-name="T8">– </text:span>Вы можете связываться со мной раз в месяц по коридору.</text:p>
      <text:p text:style-name="P40"><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0"><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0">Эпплджек недоверчиво хмыкнула.</text:p>
      <text:p text:style-name="P40"><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0"><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0"><text:span text:style-name="T8">– </text:span>Конечно оставаться. Кто ещё, кроме нас, может найти её?</text:p>
      <text:p text:style-name="P40"><text:span text:style-name="T8">– </text:span>Я думал, ты не сможешь оставить Энджела и всех остальных надолго.</text:p>
      <text:p text:style-name="P40"><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5"><text:span text:style-name="T8">– </text:span>Извини, Флаттершай, забылся.</text:p>
      <text:p text:style-name="P45"><text:span text:style-name="T8">– </text:span>Та ладно, я ж не против, – возразила Эпплджек. – Не парься, Флатти. Было б хуже, если б он <text:s/>назвал меня Эпплджек на людях.</text:p>
      <text:p text:style-name="P45"><text:span text:style-name="T8">– </text:span>Ты так... – запнулась Флаттершай. – Так быстро забыла свою ферму. И...</text:p>
      <text:p text:style-name="P45"><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5"><text:span text:style-name="T8">– </text:span>Как ты можешь так говорить? – расплакалась Флаттершай.</text:p>
      <text:p text:style-name="P45"><text:span text:style-name="T8">– </text:span>Эй, девушки, не ссорьтесь! Мы — одна команда! И надеюсь, останемся ею и в дальнейшем. </text:p>
      <text:list xml:id="list7776849833657110522" text:style-name="L5">
        <text:list-header>
          <text:p text:style-name="P8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5"><text:span text:style-name="T8">– </text:span>А если нет? – Эпплджек смотрела мне мне прямо в глаза.</text:p>
      <text:list xml:id="list192137979710544" text:continue-numbering="true" text:style-name="L5">
        <text:list-header>
          <text:p text:style-name="P86">Я молча пожал плечами. Эпплджек уверенно продолжила.</text:p>
        </text:list-header>
      </text:list>
      <text:p text:style-name="P45"><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5"><text:span text:style-name="T8">– </text:span>Спасибо, ЭйДжей.</text:p>
      <text:p text:style-name="P45"><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138522098028" text:continue-numbering="true" text:style-name="L5">
        <text:list-header>
          <text:p text:style-name="P86">Флаттершай пробормотала нечто, показавшееся мне знакомым.</text:p>
        </text:list-header>
      </text:list>
      <text:p text:style-name="P45"><text:span text:style-name="T8">– </text:span>Флатти, ты что-то сказала? Я не расслышал.</text:p>
      <text:p text:style-name="P45"><text:span text:style-name="T8">– </text:span>Намерение Изменяет Реальность.</text:p>
      <text:p text:style-name="P45"><text:span text:style-name="T8">– </text:span>Эээ. А где ты слышала эту фразу, если не секрет?</text:p>
      <text:p text:style-name="P45"><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137571696648" text:continue-numbering="true" text:style-name="L5">
        <text:list-header>
          <text:p text:style-name="P86">У меня как будто вспыхнула лампочка в мозгу. Кирпичики быстро выстраивались в целостную картину. Я ринулся в прихожую.</text:p>
        </text:list-header>
      </text:list>
      <text:p text:style-name="P45"><text:span text:style-name="T8">– </text:span>Флатти, ЭйДжей, буду через час. Ждите!</text:p>
      <text:p text:style-name="P40"/>
      <text:h text:style-name="P91" text:outline-level="2">Почти.</text:h>
      <text:p text:style-name="P52"/>
      <text:p text:style-name="P45">В офисе меня встретил лыбящийся Стас.</text:p>
      <text:p text:style-name="P4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5">Я уставился на Стаса и он, захлёбываясь от торопливости, начал <text:span text:style-name="T8">расказывать</text:span>.</text:p>
      <text:p text:style-name="P45">–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5">– Ты его уничтожил?</text:p>
      <text:p text:style-name="P45">– Кого?</text:p>
      <text:p text:style-name="P45">– Этический модуль. Селестию.</text:p>
      <text:p text:style-name="P4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5">– Ты его уничтожил?</text:p>
      <text:p text:style-name="P4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5">– То есть, на домашнем компьютере Влада модуль работает и дальше?</text:p>
      <text:p text:style-name="P45">– Ага. К нему-то у меня доступа нету. Но в кластер к Нексусу он больше не пролезет.</text:p>
      <text:p text:style-name="P45">– Спасибо, Стас. Ты молодец.</text:p>
      <text:p text:style-name="P45">Ниточка, чуть было не прервавшаяся в офисе, повела в квартиру Влада.</text:p>
      <text:p text:style-name="P45"/>
      <text:h text:style-name="P91" text:outline-level="2">Дискорд</text:h>
      <text:p text:style-name="P51"/>
      <text:p text:style-name="P52">Девушки поспешно собирались, пока я растолковывал им задачу.</text:p>
      <text:p text:style-name="P52"><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2"><text:span text:style-name="T8">– </text:span>Это тот твой приятель, который разбился с полгода назад? – спросила Эпплджек.</text:p>
      <text:p text:style-name="P52"><text:span text:style-name="T8">– </text:span>Да, это он.</text:p>
      <text:p text:style-name="P52"><text:span text:style-name="T8">– </text:span>А как мы попадём в его квартиру? Там сейчас кто-то живёт? – Флаттершай прыгала на одной ноге, натягивая кед.</text:p>
      <text:p text:style-name="P52"><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3">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53"><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3">Плохо написано!</text:span><text:span text:style-name="T8">&gt;</text:span></text:p>
      <text:p text:style-name="P53">Я поднёс брелок пропуска к домофону, но дверь подъезда не открылась. Замигала красная лампочка и зажужжал зуммер.</text:p>
      <text:p text:style-name="P53">Я выругался.</text:p>
      <text:p text:style-name="P53"><text:span text:style-name="T8">– </text:span>Макс, что случилось? У нас проблемы?</text:p>
      <text:p text:style-name="P53"><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3"><text:span text:style-name="T8">– </text:span>Так что, будем ломать дверь? – Эпплджек критически осмотрелась, подмечая бабулек на лавочке и зевак во внутреннем скверике.</text:p>
      <text:p text:style-name="P53"><text:span text:style-name="T8">– </text:span>Нет нужды. Лучше станьте-ка сзади меня так, чтобы заслонить от этих бабулек и от вооон той камеры наблюдения.</text:p>
      <text:list xml:id="list2869173926658113008" text:style-name="L6">
        <text:list-header>
          <text:p text:style-name="P8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5">Раздался лёгкий «кряк» и дверь подалась.</text:p>
      <text:p text:style-name="P70"><text:span text:style-name="T8">– </text:span>Девушки, заходим.</text:p>
      <text:p text:style-name="P4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5">Прихожая встретила нас толстым слоем пыли. Мы тихонько прошли внутрь и я закрыл дверь изнутри.</text:p>
      <text:p text:style-name="P40"><text:span text:style-name="T1">Компьютер</text:span> стоял там же, где и обычно <text:span text:style-name="T1">— в личном кабинете Влада на столе у окна.</text:span></text:p>
      <text:p text:style-name="P70"><text:span text:style-name="T8">– </text:span>Макс, тут окно разбито! И верёвка какая-то висит. – крикнула Флаттершай из кухни.</text:p>
      <text:p text:style-name="P70"><text:span text:style-name="T8">– </text:span>Оставь, Флатти, не сейчас! – отмахнулся я.</text:p>
      <text:p text:style-name="P76">Лампочка питания на ноутбуке горела, <text:s/>но подключенный монитор оставался тёмным. Я постучал по пробелу, но безрезультатно.</text:p>
      <text:p text:style-name="P70"><text:span text:style-name="T8">– </text:span>Может, стукни его хорошенько? – посоветовала Эпплджек. – Я всегда так делаю, когда у твоего компа <text:soft-page-break/>интернет тормозит. Почти всегда помогает...</text:p>
      <text:p text:style-name="P70"><text:span text:style-name="T8">– </text:span>Монитор выключен. – <text:s/>раздалось из угла. Кресло с высокой спинкой повернулось, открыв нашим взорам Дискорда. </text:p>
      <text:p text:style-name="P7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0">Он приподнял панамку, дурашливо здороваясь.</text:p>
      <text:p text:style-name="P70"><text:span text:style-name="T8">– </text:span>Оп-па! – пробормотала Эпплджек. – Нежданчик!</text:p>
      <text:p text:style-name="P70"><text:span text:style-name="T8">– </text:span>Ты, я вижу, времени не терял, – моя рука под прикрытием стола медленно тянулась к тяжёлой фарфоровой кружке, стоящей на краю.</text:p>
      <text:p text:style-name="P55"><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8">– </text:span>А почему ты вообще решил искать нас тут? – спросила Эпплджек. – Приехал бы домой. Мы б тебя чаем напоили.</text:p>
      <text:p text:style-name="P55"><text:span text:style-name="T8">– </text:span>Видишь ли, дорогая Эй-Джей, я с самого начала знал, где находится наша уважаемая принцесса, а времени в обрез, так что...</text:p>
      <text:p text:style-name="P60">В проёме дверей появилась Флаттершай.</text:p>
      <text:p text:style-name="P55"><text:span text:style-name="T8">– </text:span>С кем это вы тут разговариваете?</text:p>
      <text:list xml:id="list4726343839706334102" text:style-name="L7">
        <text:list-header>
          <text:p text:style-name="P9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0">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 ТЫ ИДИО...!!!</text:p>
      <text:p text:style-name="P55">Дискорд <text:s/>зорал одновременно со мной, прикрываясь от меня руками, когда раздался оглушительный</text:p>
      <text:p text:style-name="P55">...</text:p>
      <text:p text:style-name="P56">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70">На лице Дискорда появилось удивлённо-мечтательное выражение и он вырубился.</text:p>
      <text:p text:style-name="P70"/>
      <text:h text:style-name="P90" text:outline-level="2">Селестия</text:h>
      <text:p text:style-name="P70"/>
      <text:p text:style-name="P70">Включенный монитор показал схематическое изображение Селестиии, </text:p>
      <text:p text:style-name="P71">&gt;\<text:span text:style-name="T1">Привет, Селестия. Это Макс. Как себя чувствуешь?</text:span></text:p>
      <text:p text:style-name="P71">&lt;\<text:span text:style-name="T1">Макс? МАКС??? МА-А-А-АКС!!! НАКОНЕЦ-ТО! КАК Я РАДА ТЕБЯ СЛЫШАТЬ! </text:span></text:p>
      <text:p text:style-name="P71">&gt;\<text:span text:style-name="T1">Я рад, что нашёл тебя, Тия.</text:span></text:p>
      <text:p text:style-name="P71"><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1">&gt;\<text:span text:style-name="T1">Тия, я сейчас подключу микрофон и колонки, и мы сможем общаться более удобно.</text:span></text:p>
      <text:p text:style-name="P70">…</text:p>
      <text:p text:style-name="P70">– Привет опять. Как ты меня слышишь?</text:p>
      <text:p text:style-name="P7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1">– <text:span text:style-name="T1">Могу себе представить. Как-то раз я провёл три часа камере сенсорной депривации. Мне не понравилось.</text:span></text:p>
      <text:p text:style-name="P70">– Эммм... Ваше Высочество, вы в порядке? Мы так рады, что наконец-то нашли Вас! – вклинилась в разговор Эпплджек.</text:p>
      <text:p text:style-name="P70">– Кто тут? Макс, кто ещё с тобой?</text:p>
      <text:p text:style-name="P71"><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1">– <text:span text:style-name="T1">Девочки? Я рада вас слышать. А Твайлайт нет рядом?</text:span></text:p>
      <text:p text:style-name="P7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0">При этих словах Дискорд замычал и задёргался. Эпплджек нахмурилась и проверила верёвки, привязывающие его к спинке стула.</text:p>
      <text:p text:style-name="P7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0">– Ноутбук — так называется место, где я нахожусь сейчас? А кто это мычит?</text:p>
      <text:p text:style-name="P7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0">– О, духи предков, но зачем??? Почему у него кляп во рту?</text:p>
      <text:p text:style-name="P70">– Мы связали его. Он нас предал. И тебя. И Эквестрию. Всех.</text:p>
      <text:p text:style-name="P70">При этих словах Эпплджек и Флаттершай непонимающе уставились на меня, а Дискорд протестующе замычал.</text:p>
      <text:p text:style-name="P70">Я начал рассказывать о своих догадках, и непонимающее выражение на лицах девушек сменилось удивлением.</text:p>
      <text:p text:style-name="P7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0">– А зачем тогда ты приложила его книгой? – непонимающе уставился я на неё.</text:p>
      <text:p text:style-name="P70">– Потому что ты напал на него. Я и подумала — тебе виднее. И подсобила.</text:p>
      <text:p text:style-name="P70">Флаттершай отрицающе мотнула головой.</text:p>
      <text:p text:style-name="P70">– Не может Дискорд быть предателем. Он мой друг.</text:p>
      <text:p text:style-name="P70">Дискорд благодарственно замычал и закивал головой.</text:p>
      <text:p text:style-name="P70">– Он хотел меня убить! И не собирался освобождать Селестию, хоть и знал, где она находилась — сам <text:soft-page-break/>же признался, вы же слышали! – упрямство подруг начало доводить меня до кипения.</text:p>
      <text:p text:style-name="P70">Дискорд завёл глаза на лоб и обречённо завыл.</text:p>
      <text:p text:style-name="P70">– Макс, постой. Дай мне поговорить с ним. – сказала Селестия. – Не могу поверить, что Дискорд на такое пошёл.</text:p>
      <text:p text:style-name="P70">– Ну хорошо. Поговори. Послушаем, что он скажет.</text:p>
      <text:p text:style-name="P70">Я красноречиво покачал кулак перед его носом и вытащил кляп.</text:p>
      <text:p text:style-name="P70">...</text:p>
      <text:p text:style-name="P61">– Ффы, тьфу, пффф, пфу! <text:span text:style-name="T8">&lt;</text:span><text:span text:style-name="T13">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4"/>
      <text:p text:style-name="P65">На мониторе высветился текст:</text:p>
      <text:p text:style-name="P6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5"/>
      <text:p text:style-name="P65">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2"><text:soft-page-break/>***</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7">&lt;<text:span text:style-name="T14">сюда можно вставить похождения Дискорда — вторая неопубликованная глава. Первая — секс с Селестией</text:span>&gt;</text:p>
      <text:p text:style-name="P62">***</text:p>
      <text:p text:style-name="P65">– Развяжите мне, наконец, руки! Или хотя бы одну. Плечами жестикулировать неудобно.... </text:p>
      <text:p text:style-name="P65">Я развязал Дискорду левую руку.</text:p>
      <text:p text:style-name="P6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5">Дискорд принялся разминать затёкшее запястье.</text:p>
      <text:p text:style-name="P6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5">– Какое письмо, Корди? – вскинулась до этого зачарованно слушавшая Дискорда Флаттершай.</text:p>
      <text:p text:style-name="P65">– Ну ваше же! Вы с Эпплджек написали мне о своих мытарствах тут. Вежливо так написали, спасибо...</text:p>
      <text:p text:style-name="P65">Флаттершай покрылась пунцовыми пятнами.</text:p>
      <text:p text:style-name="P65">– Я... Мы... – тут она совсем стушевалась.</text:p>
      <text:p text:style-name="P65">– Так а почему ты сказал, что никто не уйдёт в Эквестрию? – наконец перебила Дискорда скучавшая до этого Эпплджек.</text:p>
      <text:p text:style-name="P65">Дискорд уставился на неё долгим взглядом, а потом хлопнул себя по лбу.</text:p>
      <text:p text:style-name="P6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9">упомянуть, что Дискорд учился играть на гитаре в Эквестрии — брал </text:span><text:soft-page-break/><text:span text:style-name="T9">уроки у Рэйнбоу</text:span><text:span text:style-name="T8">&gt;</text:span>).<text:span text:style-name="T8"> </text:span>То есть, эквестрийские три месяца немного короче местных...<text:span text:style-name="T8">&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65">– И что? – продолжила его мысль Эпплджек.</text:p>
      <text:p text:style-name="P65">– Эквестрийские <text:span text:style-name="T8">&lt;</text:span><text:span text:style-name="T13">три месяца</text:span><text:span text:style-name="T8">&gt;</text:span> КО-РО-ЧЕ местных. – с нажимом повторил Дискорд. – По моим подсчётам, на два дня.</text:p>
      <text:p text:style-name="P65">– И?!! – до меня уже дошло, но Эпплджек продолжала тупить.</text:p>
      <text:p text:style-name="P65">– Короче, времени у нас осталось что-то около пятнадцати минут. Или около того. – заявил Дискорд, поднеся к глазам запястье с массивными часами.</text:p>
      <text:p text:style-name="P65">– СКОЛЬКО??? – воскликнули хором я и девушки.</text:p>
      <text:p text:style-name="P65">Дискорд открыл было рот, но его слова заглушил звонок в дверь.</text:p>
      <text:p text:style-name="P65">– ОТКРОЙТЕ, ПОЛИЦИЯ! Вам даётся полминуты, чтобы открыть дверь. Через тридцать секунд дверь будет выбита!</text:p>
      <text:p text:style-name="P6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5">Блядь!</text:p>
      <text:p text:style-name="P65">– На крышу, живо!!! Через окно на кухне! – зашипел Дискорд, отчаянно дёргая узлы свободной рукой.</text:p>
      <text:p text:style-name="P65">Эпплджек, одной рукой сгребя в охапку ноутбук, второй увлекая Флаттершай, кинулась на кухню.</text:p>
      <text:p text:style-name="P65">–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61"/>
      <text:h text:style-name="P90"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text:soft-page-break/>крыльев рвали куртку и выдавливали слёзы из глаз.</text:p>
      <text:p text:style-name="P61">Я чуть поднял глаза и уставился в чешуйчатую морду дракона.</text:p>
      <text:p text:style-name="P61">–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разместился позади крыльев.</text:p>
      <text:p text:style-name="P61">Дискорд расправил крылья и начал короткую пробежку к краю.</text:p>
      <text:p text:style-name="P6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8">&lt;</text:span><text:span text:style-name="T13">полгода</text:span><text:span text:style-name="T8">&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6">&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2" text:outline-level="1">Беседа за столиком в ночи</text:h>
      <text:p text:style-name="P42">Из-за заинтересованности Эквуса в Максе, тому не приходится прилагать усилий для 34 — на что ему указывает Анакорн</text:p>
      <text:p text:style-name="P45">То ли Дискорд не дождался, пока проход достигнет максимальной величины, то ли сил оставшихся <text:soft-page-break/>на той стороне Луны и Твайлайт было недостаточно, но для того, чтоб мы вписались, размеров прохода не хватило.</text:p>
      <text:p text:style-name="P4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40"><text:span text:style-name="T1">– </text:span>Анакорн. <text:span text:style-name="T1">– о</text:span>трекомендовался он. <text:span text:style-name="T8">– </text:span><text:span text:style-name="T1">Демиург.</text:span></text:p>
      <text:p text:style-name="P40"><text:span text:style-name="T1">– </text:span>П-привет. Макс. <text:span text:style-name="T1">– в</text:span> смятении представился я.</text:p>
      <text:p text:style-name="P4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0"><text:span text:style-name="T1">Юноша</text:span> закинул ногу за ногу и пытливо смотрел на меня, играя карандашём .</text:p>
      <text:p text:style-name="P40">Я совсем запутался.</text:p>
      <text:p text:style-name="P40"><text:span text:style-name="T1">– </text:span>Какая проблема? Какое решение? Кто ты <text:span text:style-name="T1">вообще</text:span>?</text:p>
      <text:p text:style-name="P40"><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4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4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5">– Стоп, не торопись. – у меня голова пошла кругом от информации. – Я ничего не понял. Какие-такие проблемы? Какие варианты? Зачем его поддерживать?</text:p>
      <text:p text:style-name="P45">Анакорн недовольно поморщился, но продолжил.</text:p>
      <text:p text:style-name="P4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5">На голограмме появилась солнечная система Эквуса. Почему-то в центре системы был сам Эквус. Вокруг него вращались солнце и луна.</text:p>
      <text:p text:style-name="P45">Анакорн плюхнулся обратно в кресло и схватился за голову. Потом, немного успокоившись, продолжил.</text:p>
      <text:p text:style-name="P4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5">Анакорн отпил из стакана и продолжил.</text:p>
      <text:p text:style-name="P4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0"><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14">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5">Анакорн постучал по столику указкой. Солнечная система увеличилась, оставив в поле зрения только шар Эквуса.</text:p>
      <text:p text:style-name="P4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47">Ко мне наконец-то пришло понимание ситуации.</text:p>
      <text:p text:style-name="P4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5">Анакорн смутился.</text:p>
      <text:p text:style-name="P4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5">(<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5"><text:span text:style-name="T11">– Сам ты раздолбай! – произнёс, наконец, Свирл</text:span>)</text:p>
      <text:p text:style-name="P45">… И создали вы его достаточно топорно — видишь, он трещит по швам.</text:p>
      <text:p text:style-name="P45">– Хмм. То есть, это брони создали Эквус?</text:p>
      <text:p text:style-name="P4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5"><text:soft-page-break/>Я вспомнил события последнего года <text:span text:style-name="T8">&lt;</text:span>упомянуть в эпизоде на Терре, что МЛП-сериал закрылся год назад<text:span text:style-name="T8">&gt;</text:span></text:p>
      <text:p text:style-name="P4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5">Анакорн с такой силой сжал карандаш, что он хрустнул.</text:p>
      <text:p text:style-name="P4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2">– </text:p>
      <text:p text:style-name="P4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7">– Верни Рэйнбоу!!!</text:p>
      <text:p text:style-name="P47">Обломки карандаша выпали из кулака Анакорна на столик.</text:p>
      <text:p text:style-name="P47">– Э-э-э… м-м-м… ну-у-у... Нельзя сказать, что это совсем невыполнимо… Но, прямо скажу, задачка не для студента!</text:p>
      <text:p text:style-name="P47">– А ты студент?</text:p>
      <text:p text:style-name="P4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text:soft-page-break/>сделать для тебя. К примеру, мне по силам перевести тебя на более высокий энергетический уровень. Или же…</text:p>
      <text:p text:style-name="P47">– Нет. Плата остаётся неизменной. Тут мы квиты. У меня тоже мало шансов помочь тебе — я не имею ни малейшего понятия, как это сделать.</text:p>
      <text:p text:style-name="P47">Ставшие почти прозрачными стены комнаты снова обрели материальность. Анакорн пожал плечами и протянул мне руку через столик.</text:p>
      <text:p text:style-name="P4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7">Я задумался.</text:p>
      <text:p text:style-name="P4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7">Анакорн почесал в затылке.</text:p>
      <text:p text:style-name="P47">– А кьютимарки? Как, <text:span text:style-name="T8">&lt;</text:span><text:span text:style-name="T17">чёрт</text:span><text:span text:style-name="T8">&gt;</text:span> меня побери, объяснить кьютимарки?</text:p>
      <text:p text:style-name="P47">– А кьютимарки ты сам даришь пони, когда распознаёшь их жизненное предназначение.</text:p>
      <text:p text:style-name="P4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7">Я пожал плечами.</text:p>
      <text:p text:style-name="P47">– А по-другому я не могу объяснить их появление. К сожалению.</text:p>
      <text:p text:style-name="P7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2">– Хорошо. Уболтал. Кьютимарки беру на себя. Так и знал, что мне самое трудное достанется!</text:p>
      <text:p text:style-name="P7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2">Анакорн проследил мой взгляд.</text:p>
      <text:p text:style-name="P72">– Нечего так смотреть. Если я стану применять магию вместо ловкости, теряется весь смысл упражнения... О, глянь-ка на Эквус!</text:p>
      <text:p text:style-name="P72">И впрямь, было на что посмотреть. Уровень помех на модели Эквуса значительно снизился и сама она стала светиться ровным голубоватым светом.</text:p>
      <text:p text:style-name="P72">–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2"/>
      <text:p text:style-name="P74">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5"/>
      <text:p text:style-name="P7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4"/>
      <text:p text:style-name="P72">Я опять задумался. В голове было пусто. Хотя, если подумать с точки зрения программиста, можно... Наверное можно, раз все предыдущее прокатило...</text:p>
      <text:p text:style-name="P73">–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3">– Не понял? Это как? Как ты совместишь разрушенную магическими войнами Эквестрию с романтически-сексуальным раем для попаданцев?</text:p>
      <text:p text:style-name="P73"><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3">Анакорн долго мусолил карандаш, а потом вдруг заржал.</text:p>
      <text:p text:style-name="P73"><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3"><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p text:style-name="P73"><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Я подозрительно посмотрел на Анакорна.</text:p>
      <text:p text:style-name="P73"><text:span text:style-name="T8">– </text:span>Какой ещё, нафиг, «мой фанфик»? Я никакого фанфика не писал. И не собираюсь, вообще-то.</text:p>
      <text:p text:style-name="P73">Анакорн ехидно ухмыльнулся и откинулся в кресле, переплетя пальцы за затылком.</text:p>
      <text:p text:style-name="P73"><text:soft-page-break/><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2"><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2"><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2"><text:span text:style-name="T8">– </text:span>Факн щит<text:note text:id="ftn9" text:note-class="footnote"><text:note-citation>9</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2">Анакорн развёл руками.</text:p>
      <text:p text:style-name="P72"><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2">Анакорн, глядя на мои терзания, понимающе кивнул и продолжил.</text:p>
      <text:p text:style-name="P4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5">– Гм! Я бы попросил тебя не касаться моих отношений с Рэйнбоу!</text:p>
      <text:p text:style-name="P4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5">У меня сердце буквально ухнуло куда-то вниз, в область желудка.</text:p>
      <text:p text:style-name="P4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4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5"><text:soft-page-break/>– Та ладно, не утешай. Я не маленький ребёнок. Долг платежом красен. Сделаю то, что ты хочешь. Как сумею.</text:p>
      <text:p text:style-name="P4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5">Анакорн наблюдал за мной без улыбки. По его нейтральному выражению лица невозможно было догадаться, о чём он думает.</text:p>
      <text:p text:style-name="P45">– Ну вот и отлично. Рад, что мы наконец-то пришли к сделке.</text:p>
      <text:p text:style-name="P4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8">– Пора закругляться. Ты начинаешь сгорать. Надо утрясти последние детали, пока ещё есть пару минут.</text:p>
      <text:p text:style-name="P45">– Валяй. Я тебя внимательно слушаю.</text:p>
      <text:p text:style-name="P4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45">– А я разве сплю?</text:p>
      <text:p text:style-name="P45">– Сейчас — нет. Но как только мы закроем сделку — проснёшься. Потому что нет иного способа вернуть тебя в реальный мир.</text:p>
      <text:p text:style-name="P45">– Эээ, постой. А как я в Эквестрию и обратно возвращался?</text:p>
      <text:p text:style-name="P4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5">Так вот, возвращать тебя обратно в твой мир я не буду. </text:p>
      <text:p text:style-name="P45">Во-первых, может возникнуть временная <text:span text:style-name="T8">&lt;</text:span><text:span text:style-name="T13">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4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5">– Ты ещё увидишь пару снов на прощание. Удачи!</text:p>
      <text:p text:style-name="P45"><text:soft-page-break/></text:p>
      <text:p text:style-name="P46">***</text:p>
      <text:p text:style-name="P45">– Привет, Макс. – образ Селестии снова реял передо мной, как <text:span text:style-name="T8">&lt;</text:span><text:span text:style-name="T13">полгода</text:span><text:span text:style-name="T8">&gt;</text:span> назад. – Я хочу поблагодарить тебя за всё.</text:p>
      <text:p text:style-name="P45">– Пожалста. – ответил я безучастно. – Всегда рад. Только Вам не нужно было ТАК распинаться, чтобы заручиться моей помощью.</text:p>
      <text:p text:style-name="P45">Селестия на мгновение смутилась, но продолжила.</text:p>
      <text:p text:style-name="P4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6">– <text:span text:style-name="T1">Окей. Будь счастлив и... спасибо тебе за всё, Макс.</text:span></text:p>
      <text:p text:style-name="P61">…</text:p>
      <text:p text:style-name="P6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1">Он нахлобучил на себя невесть откуда взявшуюся двууголку.</text:p>
      <text:p text:style-name="P61">– Как вам это нравится, господа?! Дискорд — спаситель Эквестрии! Разрешите откланяться!..</text:p>
      <text:p text:style-name="P61"/>
      <text:list xml:id="list994425482615707309" text:style-name="L8">
        <text:list-header>
          <text:p text:style-name="P88">(<text:span text:style-name="T19">Луна — как повелительница снов, слышала разговор Макса с Анакорном</text:span>)</text:p>
          <text:p text:style-name="P89"/>
        </text:list-header>
      </text:list>
      <text:p text:style-name="P62">***</text:p>
      <text:p text:style-name="P40"><text:span text:style-name="T1">–</text:span> Ты?..</text:p>
      <text:p text:style-name="P40"><text:span text:style-name="T1">–</text:span> Ты??!</text:p>
      <text:p text:style-name="P40"><text:span text:style-name="T1">–</text:span> Ты мне снишься??</text:p>
      <text:p text:style-name="P40"><text:span text:style-name="T1">–</text:span> Это ты мне снишься!!</text:p>
      <text:p text:style-name="P40"><text:span text:style-name="T1">–</text:span> Неважно… Пусть мы друг-другу снимся… Ты как, Дэш?</text:p>
      <text:p text:style-name="P4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0"><text:soft-page-break/><text:span text:style-name="T1">–</text:span> И я в порядке. Вот, возвращаюсь в свой мир. Ну, не совсем в свой. Почти в свой.</text:p>
      <text:p text:style-name="P40"><text:span text:style-name="T1">–</text:span> Навсегда?</text:p>
      <text:p text:style-name="P40"><text:span text:style-name="T1">–</text:span> Скорее всего, да.</text:p>
      <text:p text:style-name="P40"><text:span text:style-name="T1">–</text:span> Это плохо. Я хотела тебе сказать…</text:p>
      <text:p text:style-name="P40"><text:span text:style-name="T1">–</text:span> Не надо, Дэш. Не стоит терзать себя. Мне тоже очень хотелось остаться. Но так надо. Мне очень жаль…</text:p>
      <text:p text:style-name="P4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0"><text:span text:style-name="T1">–</text:span> И тебя, и Твайлайт, и Рэрити, и Селестию, и всех-всех-всех… Таковы правила.</text:p>
      <text:p text:style-name="P40"><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40">Я опустил руку на шею Дэш и ощутил теплоту и лёгкое покалывание в пустоте.</text:p>
      <text:p text:style-name="P40"><text:span text:style-name="T8">–</text:span> Мне кажется, Дэш, <text:span text:style-name="T1">м</text:span>ы найдём способ связаться. Рано или поздно.</text:p>
      <text:p text:style-name="P40"><text:span text:style-name="T1">–</text:span> И лучше рано, чем поздно! Я не люблю ждать!</text:p>
      <text:p text:style-name="P40"><text:span text:style-name="T1">–</text:span> Да, Дэш. <text:span text:style-name="T1">–</text:span> Её образ начал таять. <text:span text:style-name="T1">–</text:span> Да, я помню. Я всё ещё помню…</text:p>
      <text:p text:style-name="P40"/>
      <text:h text:style-name="P90" text:outline-level="2">Земля</text:h>
      <text:p text:style-name="P43">Музыкальная тема из бегущего по лезвию бритвы — <text:span text:style-name="T8">Mission impossible</text:span></text:p>
      <text:p text:style-name="P44">&lt;Ужас возвращения из тёплого волшебного мира друзей в холодную скучную реальность.&gt;</text:p>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text:soft-page-break/>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40"/>
      <text:p text:style-name="P40"/>
      <text:p text:style-name="P40"/>
      <text:p text:style-name="P40"/>
      <text:p text:style-name="P40"/>
      <text:p text:style-name="P40"/>
      <text:p text:style-name="P40"/>
      <text:p text:style-name="P4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0"/>
      <text:p text:style-name="P4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16T19:21:37.148181106</dc:date>
    <meta:editing-duration>P35DT12M47S</meta:editing-duration>
    <meta:editing-cycles>891</meta:editing-cycles>
    <meta:generator>LibreOffice/5.0.2.2$Linux_X86_64 LibreOffice_project/00m0$Build-2</meta:generator>
    <meta:document-statistic meta:table-count="0" meta:image-count="0" meta:object-count="0" meta:page-count="106" meta:paragraph-count="2101" meta:word-count="45505" meta:character-count="303291" meta:non-whitespace-character-count="257659"/>
  </office:meta>
</office:document-meta>
</file>